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0% Insert</text:p>
          </table:table-cell>
          <table:table-cell office:value-type="float" office:value="1.19358" calcext:value-type="float">
            <text:p>1.19358</text:p>
          </table:table-cell>
          <table:table-cell office:value-type="float" office:value="1.712988" calcext:value-type="float">
            <text:p>1.712988</text:p>
          </table:table-cell>
          <table:table-cell office:value-type="float" office:value="1.780568" calcext:value-type="float">
            <text:p>1.780568</text:p>
          </table:table-cell>
          <table:table-cell office:value-type="float" office:value="1.982319" calcext:value-type="float">
            <text:p>1.982319</text:p>
          </table:table-cell>
        </table:table-row>
        <table:table-row table:style-name="ro1">
          <table:table-cell office:value-type="string" calcext:value-type="string">
            <text:p>100% Delete</text:p>
          </table:table-cell>
          <table:table-cell office:value-type="float" office:value="0.052159" calcext:value-type="float">
            <text:p>0.052159</text:p>
          </table:table-cell>
          <table:table-cell office:value-type="float" office:value="0.08269" calcext:value-type="float">
            <text:p>0.08269</text:p>
          </table:table-cell>
          <table:table-cell office:value-type="float" office:value="0.114942" calcext:value-type="float">
            <text:p>0.114942</text:p>
          </table:table-cell>
          <table:table-cell office:value-type="float" office:value="0.114587" calcext:value-type="float">
            <text:p>0.114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01:29:01.409918843</meta:creation-date>
    <dc:date>2017-04-22T01:34:10.777150663</dc:date>
    <meta:editing-duration>PT5M10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